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E8567346A92DD0A.png" manifest:media-type="image/png"/>
  <manifest:file-entry manifest:full-path="Pictures/1000000000000556000003008058944F934DCA95.png" manifest:media-type="image/png"/>
  <manifest:file-entry manifest:full-path="Pictures/100000000000055600000300CE2D79A26F155C29.png" manifest:media-type="image/png"/>
  <manifest:file-entry manifest:full-path="Pictures/1000000000000556000003009F20FAA10186280E.png" manifest:media-type="image/png"/>
  <manifest:file-entry manifest:full-path="Pictures/1000000000000556000003003FAA2FD3EF346172.png" manifest:media-type="image/png"/>
  <manifest:file-entry manifest:full-path="Pictures/100000000000055600000300F8DBDBCB069CC1F2.png" manifest:media-type="image/png"/>
  <manifest:file-entry manifest:full-path="Pictures/100000000000055600000300817D2889940CC1C0.png" manifest:media-type="image/png"/>
  <manifest:file-entry manifest:full-path="Pictures/1000000000000556000003005EC192A806BB1204.png" manifest:media-type="image/png"/>
  <manifest:file-entry manifest:full-path="Pictures/10000000000005560000030093DE63B5DAC15B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48cm, 21.535cm, 1.726cm, 3.398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48cm, 7.958cm, 2.202cm, 18.717cm)" draw:image-opacity="100%" style:mirror="none"/>
    </style:style>
    <style:style style:name="gr5" style:family="graphic" style:parent-style-name="standard">
      <style:graphic-properties svg:stroke-width="0.1cm" draw:marker-start-width="0.42cm" draw:marker-end-width="0.42cm" draw:opacity="0%" draw:textarea-horizontal-align="justify" draw:textarea-vertical-align="middle" draw:auto-grow-height="false" fo:min-height="0.6cm" fo:min-width="1.997cm" fo:padding-top="0.174cm" fo:padding-bottom="0.174cm" fo:padding-left="0.299cm" fo:padding-right="0.299cm"/>
    </style:style>
    <style:style style:name="gr6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min-height="0.315cm" fo:min-width="2.85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6cm" fo:min-width="2.47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6cm" fo:min-width="3.036cm" fo:padding-top="0.175cm" fo:padding-bottom="0.175cm" fo:padding-left="0.3cm" fo:padding-right="0.3cm"/>
    </style:style>
    <style:style style:name="gr9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333ff" draw:fill="none" draw:textarea-vertical-align="middle"/>
    </style:style>
    <style:style style:name="gr11" style:family="graphic" style:parent-style-name="standard">
      <style:graphic-properties svg:stroke-width="0.1cm" draw:marker-start-width="0.42cm" draw:marker-end-width="0.42cm" draw:opacity="0%" draw:textarea-horizontal-align="justify" draw:textarea-vertical-align="middle" draw:auto-grow-height="false" fo:min-height="0.502cm" fo:min-width="2.039cm" fo:padding-top="0.174cm" fo:padding-bottom="0.174cm" fo:padding-left="0.299cm" fo:padding-right="0.299cm"/>
    </style:style>
    <style:style style:name="gr12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min-height="0.5cm" fo:min-width="3.041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1.804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84cm, 8.007cm, 1.161cm, 18.323cm)" draw:image-opacity="100%" style:mirror="none"/>
    </style:style>
    <style:style style:name="gr15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min-height="0.5cm" fo:min-width="2.512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2.23cm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51cm, 28.169cm, 4.987cm, 3.398cm)" draw:image-opacity="100%" style:mirror="none"/>
    </style:style>
    <style:style style:name="gr18" style:family="graphic" style:parent-style-name="standard">
      <style:graphic-properties svg:stroke-width="0.1cm" draw:marker-start-width="0.42cm" draw:marker-end-width="0.42cm" draw:opacity="0%" draw:textarea-horizontal-align="justify" draw:textarea-vertical-align="middle" draw:auto-grow-height="false" fo:min-height="0.642cm" fo:min-width="0.816cm" fo:padding-top="0.174cm" fo:padding-bottom="0.174cm" fo:padding-left="0.299cm" fo:padding-right="0.299cm"/>
    </style:style>
    <style:style style:name="gr19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36cm, 9.675cm, 5.914cm, 18.462cm)" draw:image-opacity="100%" style:mirror="none"/>
    </style:style>
    <style:style style:name="gr21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min-height="0.357cm" fo:min-width="1.24cm" fo:padding-top="0.175cm" fo:padding-bottom="0.175cm" fo:padding-left="0.3cm" fo:padding-right="0.3cm"/>
    </style:style>
    <style:style style:name="gr22" style:family="graphic" style:parent-style-name="objectwithoutfill">
      <style:graphic-properties svg:stroke-color="#000099" draw:fill="none" draw:textarea-vertical-align="middl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153cm, 27.482cm, 5.674cm, 3.398cm)" draw:image-opacity="100%" style:mirror="none"/>
    </style:style>
    <style:style style:name="gr24" style:family="graphic" style:parent-style-name="standard">
      <style:graphic-properties svg:stroke-width="0.1cm" draw:marker-start-width="0.42cm" draw:marker-end-width="0.42cm" draw:opacity="0%" draw:textarea-horizontal-align="justify" draw:textarea-vertical-align="middle" draw:auto-grow-height="false" fo:min-height="0.502cm" fo:min-width="1.524cm" fo:padding-top="0.174cm" fo:padding-bottom="0.174cm" fo:padding-left="0.299cm" fo:padding-right="0.299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cm, 11.084cm, 5.972cm, 18.462cm)" draw:image-opacity="100%" style:mirror="none"/>
    </style:style>
    <style:style style:name="gr26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0.39cm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min-height="0.499cm" fo:min-width="2.335cm" fo:padding-top="0.175cm" fo:padding-bottom="0.175cm" fo:padding-left="0.3cm" fo:padding-right="0.3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325cm, 27.138cm, 3.614cm, 3.398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208cm, 10.677cm, 3.85cm, 18.72cm)" draw:image-opacity="100%" style:mirror="none"/>
    </style:style>
    <style:style style:name="gr30" style:family="graphic" style:parent-style-name="standard">
      <style:graphic-properties svg:stroke-width="0.1cm" draw:marker-start-width="0.42cm" draw:marker-end-width="0.42cm" draw:opacity="0%" draw:textarea-horizontal-align="justify" draw:textarea-vertical-align="middle" draw:auto-grow-height="false" fo:min-height="0.502cm" fo:min-width="2.181cm" fo:padding-top="0.174cm" fo:padding-bottom="0.174cm" fo:padding-left="0.299cm" fo:padding-right="0.299cm"/>
    </style:style>
    <style:style style:name="gr31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0.723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1.38cm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min-height="0.358cm" fo:min-width="2.335cm" fo:padding-top="0.175cm" fo:padding-bottom="0.175cm" fo:padding-left="0.3cm" fo:padding-right="0.3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846cm, 21.535cm, 1.726cm, 3.569cm)" draw:image-opacity="100%" style:mirror="none"/>
    </style:style>
    <style:style style:name="gr35" style:family="graphic" style:parent-style-name="standard">
      <style:graphic-properties svg:stroke-width="0.1cm" draw:marker-start-width="0.42cm" draw:marker-end-width="0.42cm" draw:opacity="0%" draw:textarea-horizontal-align="justify" draw:textarea-vertical-align="middle" draw:auto-grow-height="false" fo:min-height="0.502cm" fo:min-width="1.049cm" fo:padding-top="0.174cm" fo:padding-bottom="0.174cm" fo:padding-left="0.299cm" fo:padding-right="0.299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142cm, 7.418cm, 2.175cm, 18.912cm)" draw:image-opacity="100%" style:mirror="none"/>
    </style:style>
    <style:style style:name="gr37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782cm" fo:min-width="7.604cm" fo:padding-top="0.175cm" fo:padding-bottom="0.175cm" fo:padding-left="0.3cm" fo:padding-right="0.3cm"/>
    </style:style>
    <style:style style:name="gr38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min-height="0.358cm" fo:min-width="1.946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64cm" fo:min-width="8.876cm" fo:padding-top="0.175cm" fo:padding-bottom="0.175cm" fo:padding-left="0.3cm" fo:padding-right="0.3cm"/>
    </style:style>
    <style:style style:name="gr40" style:family="graphic" style:parent-style-name="objectwithoutfill">
      <style:graphic-properties svg:stroke-color="#0000cc" draw:fill="none" draw:textarea-vertical-align="middle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272cm, 21.535cm, 1.726cm, 3.398cm)" draw:image-opacity="100%" style:mirror="none"/>
    </style:style>
    <style:style style:name="gr42" style:family="graphic" style:parent-style-name="standard">
      <style:graphic-properties svg:stroke-width="0.1cm" draw:marker-start-width="0.42cm" draw:marker-end-width="0.42cm" draw:opacity="0%" draw:textarea-horizontal-align="justify" draw:textarea-vertical-align="middle" draw:auto-grow-height="false" fo:min-height="0.502cm" fo:min-width="1.899cm" fo:padding-top="0.174cm" fo:padding-bottom="0.174cm" fo:padding-left="0.299cm" fo:padding-right="0.299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275cm, 9.934cm, 2.304cm, 18.72cm)" draw:image-opacity="100%" style:mirror="none"/>
    </style:style>
    <style:style style:name="gr44" style:family="graphic" style:parent-style-name="standard">
      <style:graphic-properties svg:stroke-width="0.1cm" draw:marker-start-width="0.5cm" draw:marker-end-width="0.5cm" draw:opacity="0%" draw:textarea-horizontal-align="justify" draw:textarea-vertical-align="middle" draw:auto-grow-height="false" fo:min-height="0.5cm" fo:min-width="2.759cm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006600" draw:marker-start-width="0.5cm" draw:marker-end-width="0.5cm" draw:opacity="0%" draw:textarea-horizontal-align="justify" draw:textarea-vertical-align="middle" draw:auto-grow-height="false" fo:min-height="0.5cm" fo:min-width="2.936cm" fo:padding-top="0.175cm" fo:padding-bottom="0.175cm" fo:padding-left="0.3cm" fo:padding-right="0.3cm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32cm, 0cm, 1.013cm, 18.462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mo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057cm" svg:height="16.6cm" svg:x="0.471cm" svg:y="1.6cm">
          <draw:image xlink:href="Pictures/1000000000000556000003003FAA2FD3EF346172.png" xlink:type="simple" xlink:show="embed" xlink:actuate="onLoad">
            <text:p/>
          </draw:image>
        </draw:frame>
        <draw:line draw:style-name="gr3" draw:text-style-name="P3" draw:layer="layout" svg:x1="13.8cm" svg:y1="21cm" svg:x2="13.8cm" svg:y2="0cm">
          <text:p/>
        </draw:line>
        <draw:frame draw:style-name="gr4" draw:text-style-name="P2" draw:layer="layout" svg:width="12.099cm" svg:height="17.599cm" svg:x="14.251cm" svg:y="0.601cm">
          <draw:image xlink:href="Pictures/100000000000055600000300817D2889940CC1C0.png" xlink:type="simple" xlink:show="embed" xlink:actuate="onLoad">
            <text:p/>
          </draw:image>
        </draw:frame>
        <draw:custom-shape draw:style-name="gr5" draw:text-style-name="P4" draw:layer="layout" svg:width="3.529cm" svg:height="1.2cm" svg:x="0.47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749cm" svg:height="0.799cm" svg:x="14.251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2cm" svg:height="1.2cm" svg:x="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5cm" svg:height="1.2cm" svg:x="14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8.2cm" svg:y1="2cm" svg:x2="14.6cm" svg:y2="2.6cm">
          <text:p/>
        </draw:line>
        <draw:path draw:style-name="gr10" draw:text-style-name="P3" draw:layer="layout" svg:width="10.979cm" svg:height="1.859cm" draw:transform="rotate (3.0791098663684) translate (14.158118012204cm 2.28558618711904cm)" svg:viewBox="0 0 10980 1860" svg:d="M10980 0c-911 1460-10980 1487-10980 1487l475 373-475-373 425-426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3.057cm" svg:height="16.6cm" svg:x="0.471cm" svg:y="1.6cm">
          <draw:image xlink:href="Pictures/1000000000000556000003003FAA2FD3EF346172.png" xlink:type="simple" xlink:show="embed" xlink:actuate="onLoad">
            <text:p/>
          </draw:image>
        </draw:frame>
        <draw:line draw:style-name="gr3" draw:text-style-name="P3" draw:layer="layout" svg:x1="13.8cm" svg:y1="21cm" svg:x2="13.8cm" svg:y2="0cm">
          <text:p/>
        </draw:line>
        <draw:custom-shape draw:style-name="gr11" draw:text-style-name="P4" draw:layer="layout" svg:width="3.729cm" svg:height="1.2cm" svg:x="0.47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149cm" svg:height="1.2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3.4cm" svg:height="1.2cm" svg:x="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2.71cm" svg:height="19.399cm" svg:x="14.2cm" svg:y="0.201cm">
          <draw:image xlink:href="Pictures/1000000000000556000003005EC192A806BB1204.png" xlink:type="simple" xlink:show="embed" xlink:actuate="onLoad">
            <text:p/>
          </draw:image>
        </draw:frame>
        <draw:path draw:style-name="gr10" draw:text-style-name="P3" draw:layer="layout" svg:width="12.713cm" svg:height="1.859cm" draw:transform="skewX (0.0141371669411541) rotate (3.08399678827398) translate (14.8932615549922cm 5.1318888562983cm)" svg:viewBox="0 0 12714 1860" svg:d="M12714 0c-1055 1460-12714 1488-12714 1488l550 372-550-372 493-426">
          <text:p/>
        </draw:path>
        <draw:custom-shape draw:style-name="gr15" draw:text-style-name="P4" draw:layer="layout" svg:width="4.4cm" svg:height="1.2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4cm" svg:height="1.2cm" svg:x="15.2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.4cm" svg:y1="5cm" svg:x2="15.2cm" svg:y2="4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7" draw:text-style-name="P2" draw:layer="layout" svg:width="8.129cm" svg:height="13.12cm" svg:x="0.871cm" svg:y="4cm">
          <draw:image xlink:href="Pictures/1000000000000556000003003FAA2FD3EF346172.png" xlink:type="simple" xlink:show="embed" xlink:actuate="onLoad">
            <text:p/>
          </draw:image>
        </draw:frame>
        <draw:line draw:style-name="gr3" draw:text-style-name="P3" draw:layer="layout" svg:x1="13.8cm" svg:y1="21cm" svg:x2="13.8cm" svg:y2="0cm">
          <text:p/>
        </draw:line>
        <draw:custom-shape draw:style-name="gr18" draw:text-style-name="P4" draw:layer="layout" svg:width="2cm" svg:height="1.4cm" svg:x="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2cm" svg:height="1.2cm" svg:x="3.2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2" draw:layer="layout" svg:width="12.8cm" svg:height="16.104cm" svg:x="14.2cm" svg:y="0.6cm">
          <draw:image xlink:href="Pictures/10000000000005560000030093DE63B5DAC15B66.png" xlink:type="simple" xlink:show="embed" xlink:actuate="onLoad">
            <text:p/>
          </draw:image>
        </draw:frame>
        <draw:custom-shape draw:style-name="gr19" draw:text-style-name="P4" draw:layer="layout" svg:width="1.2cm" svg:height="1.2cm" svg:x="15.4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6cm" svg:height="0.999cm" svg:x="14.80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4.4cm" svg:y1="7.025cm" svg:x2="15.4cm" svg:y2="9.425cm">
          <text:p/>
        </draw:line>
        <draw:path draw:style-name="gr22" draw:text-style-name="P3" draw:layer="layout" svg:width="10.885cm" svg:height="6.101cm" draw:transform="rotate (0.398458668230305) translate (2.39999999670255cm 5.99999999216716cm)" svg:viewBox="0 0 10886 6102" svg:d="M0 0c4123 0 10886 6102 10886 6102l-39-424 39 424-631-49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3" draw:text-style-name="P2" draw:layer="layout" svg:width="9.576cm" svg:height="9.999cm" svg:x="0.8cm" svg:y="5.8cm">
          <draw:image xlink:href="Pictures/1000000000000556000003003FAA2FD3EF346172.png" xlink:type="simple" xlink:show="embed" xlink:actuate="onLoad">
            <text:p/>
          </draw:image>
        </draw:frame>
        <draw:line draw:style-name="gr3" draw:text-style-name="P3" draw:layer="layout" svg:x1="13.8cm" svg:y1="21cm" svg:x2="13.8cm" svg:y2="0cm">
          <text:p/>
        </draw:line>
        <draw:custom-shape draw:style-name="gr24" draw:text-style-name="P4" draw:layer="layout" svg:width="3cm" svg:height="1.2cm" svg:x="0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12.199cm" svg:height="11cm" svg:x="14.6cm" svg:y="5cm">
          <draw:image xlink:href="Pictures/100000000000055600000300CE2D79A26F155C29.png" xlink:type="simple" xlink:show="embed" xlink:actuate="onLoad">
            <text:p/>
          </draw:image>
        </draw:frame>
        <draw:custom-shape draw:style-name="gr19" draw:text-style-name="P4" draw:layer="layout" svg:width="1.2cm" svg:height="1.2cm" svg:x="3.8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3" draw:layer="layout" svg:x1="5cm" svg:y1="10.263cm" svg:x2="16cm" svg:y2="10.863cm">
          <text:p/>
        </draw:line>
        <draw:custom-shape draw:style-name="gr26" draw:text-style-name="P4" draw:layer="layout" svg:width="1.4cm" svg:height="1.2cm" svg:x="16cm" svg:y="10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4.149cm" svg:height="1.199cm" svg:x="15.05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3" draw:layer="layout" svg:width="14.293cm" svg:height="1.858cm" draw:transform="skewX (0.0342084533390888) rotate (3.09377063208515) translate (15.2781302860319cm 10.2833300459347cm)" svg:viewBox="0 0 14294 1859" svg:d="M14294 0c-1184 1461-14294 1486-14294 1486l619 373-619-373 553-426">
          <text:p/>
        </draw:path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8" draw:text-style-name="P2" draw:layer="layout" svg:width="9.529cm" svg:height="12.552cm" svg:x="0.8cm" svg:y="4.8cm">
          <draw:image xlink:href="Pictures/1000000000000556000003003FAA2FD3EF346172.png" xlink:type="simple" xlink:show="embed" xlink:actuate="onLoad">
            <text:p/>
          </draw:image>
        </draw:frame>
        <draw:line draw:style-name="gr3" draw:text-style-name="P3" draw:layer="layout" svg:x1="13.8cm" svg:y1="21cm" svg:x2="13.8cm" svg:y2="0cm">
          <text:p/>
        </draw:line>
        <draw:frame draw:style-name="gr29" draw:text-style-name="P2" draw:layer="layout" svg:width="10.775cm" svg:height="13.2cm" svg:x="15.024cm" svg:y="4.2cm">
          <draw:image xlink:href="Pictures/100000000000055600000300F8DBDBCB069CC1F2.png" xlink:type="simple" xlink:show="embed" xlink:actuate="onLoad">
            <text:p/>
          </draw:image>
        </draw:frame>
        <draw:custom-shape draw:style-name="gr30" draw:text-style-name="P4" draw:layer="layout" svg:width="3.929cm" svg:height="1.2cm" svg:x="1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1.871cm" svg:height="1.2cm" svg:x="5.12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2.8cm" svg:height="1.2cm" svg:x="15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cm" svg:y1="12.6cm" svg:x2="15.6cm" svg:y2="12.8cm">
          <text:p/>
        </draw:line>
        <draw:custom-shape draw:style-name="gr33" draw:text-style-name="P4" draw:layer="layout" svg:width="4.149cm" svg:height="1cm" svg:x="15.25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3" draw:layer="layout" svg:width="12.413cm" svg:height="1.86cm" draw:transform="skewX (0.0158824961931484) rotate (3.08626571630157) translate (15.1450406345502cm 12.6864802335376cm)" svg:viewBox="0 0 12414 1861" svg:d="M12414 0c-1029 1460-12414 1489-12414 1489l537 372-537-372 481-427">
          <text:p/>
        </draw:path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4" draw:text-style-name="P2" draw:layer="layout" svg:width="13.66cm" svg:height="3.4cm" svg:x="0.198cm" svg:y="7.4cm">
          <draw:image xlink:href="Pictures/1000000000000556000003003FAA2FD3EF346172.png" xlink:type="simple" xlink:show="embed" xlink:actuate="onLoad">
            <text:p/>
          </draw:image>
        </draw:frame>
        <draw:line draw:style-name="gr3" draw:text-style-name="P3" draw:layer="layout" svg:x1="13.8cm" svg:y1="21cm" svg:x2="13.8cm" svg:y2="0cm">
          <text:p/>
        </draw:line>
        <draw:custom-shape draw:style-name="gr35" draw:text-style-name="P4" draw:layer="layout" svg:width="2.329cm" svg:height="1.2cm" svg:x="0.07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" draw:layer="layout" svg:width="13.2cm" svg:height="5.382cm" svg:x="14.4cm" svg:y="6.81cm">
          <draw:image xlink:href="Pictures/1000000000000556000003008058944F934DCA95.png" xlink:type="simple" xlink:show="embed" xlink:actuate="onLoad">
            <text:p/>
          </draw:image>
        </draw:frame>
        <draw:custom-shape draw:style-name="gr37" draw:text-style-name="P4" draw:layer="layout" svg:width="11.6cm" svg:height="1.6cm" svg:x="2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3.6cm" svg:height="1cm" svg:x="14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13.4cm" svg:height="1.4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2.4cm" svg:y1="10.8cm" svg:x2="14.6cm" svg:y2="11.346cm">
          <text:p/>
        </draw:line>
        <draw:path draw:style-name="gr40" draw:text-style-name="P3" draw:layer="layout" svg:width="11.976cm" svg:height="4.375cm" draw:transform="skewX (-0.0188495559215387) rotate (0.312239403181785) translate (1.59999998244086cm 9.19999994891769cm)" svg:viewBox="0 0 11977 4376" svg:d="M0 0c5207-1 11977 4313 11977 4313l-65-444 65 444-456 63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1" draw:text-style-name="P2" draw:layer="layout" svg:width="13.057cm" svg:height="6.2cm" svg:x="0.343cm" svg:y="8.6cm">
          <draw:image xlink:href="Pictures/1000000000000556000003003FAA2FD3EF346172.png" xlink:type="simple" xlink:show="embed" xlink:actuate="onLoad">
            <text:p/>
          </draw:image>
        </draw:frame>
        <draw:line draw:style-name="gr3" draw:text-style-name="P3" draw:layer="layout" svg:x1="13.8cm" svg:y1="21cm" svg:x2="13.8cm" svg:y2="0cm">
          <text:p/>
        </draw:line>
        <draw:custom-shape draw:style-name="gr42" draw:text-style-name="P4" draw:layer="layout" svg:width="3.529cm" svg:height="1.2cm" svg:x="0.07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3.4cm" svg:height="1.2cm" svg:x="3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" draw:layer="layout" svg:width="11.999cm" svg:height="9.199cm" svg:x="14.4cm" svg:y="6.4cm">
          <draw:image xlink:href="Pictures/100000000000055600000300DE8567346A92DD0A.png" xlink:type="simple" xlink:show="embed" xlink:actuate="onLoad">
            <text:p/>
          </draw:image>
        </draw:frame>
        <draw:custom-shape draw:style-name="gr44" draw:text-style-name="P4" draw:layer="layout" svg:width="4.749cm" svg:height="1.2cm" svg:x="14.651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0" draw:text-style-name="P3" draw:layer="layout" svg:width="11.967cm" svg:height="1.858cm" draw:transform="skewX (0.0108210413623648) rotate (3.08434585412438) translate (14.2988459318595cm 11.8847814046947cm)" svg:viewBox="0 0 11968 1859" svg:d="M11968 0c-992 1460-11968 1487-11968 1487l518 372-518-372 464-426">
          <text:p/>
        </draw:path>
        <draw:custom-shape draw:style-name="gr45" draw:text-style-name="P4" draw:layer="layout" svg:width="5cm" svg:height="1.2cm" svg:x="14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6.8cm" svg:y1="11.8cm" svg:x2="14.8cm" svg:y2="11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6" draw:text-style-name="P2" draw:layer="layout" svg:width="21.109cm" svg:height="17.878cm" svg:x="2.291cm" svg:y="0.299cm">
          <draw:image xlink:href="Pictures/1000000000000556000003009F20FAA10186280E.png" xlink:type="simple" xlink:show="embed" xlink:actuate="onLoad">
            <text:p/>
          </draw:image>
        </draw:frame>
        <draw:custom-shape draw:style-name="gr42" draw:text-style-name="P4" draw:layer="layout" svg:width="3.529cm" svg:height="1.2cm" svg:x="2.291cm" svg:y="1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6" draw:layer="layout" svg:width="9.6cm" svg:height="1.673cm" svg:x="10.4cm" svg:y="19.2cm">
          <draw:text-box>
            <text:p>CLICK HERE</text:p>
            <text:p/>
          </draw:text-box>
        </draw:frame>
        <draw:line draw:style-name="gr48" draw:text-style-name="P3" draw:layer="layout" svg:x1="10.4cm" svg:y1="19.6cm" svg:x2="5.4cm" svg:y2="18.177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Job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9:32:24.112049925</meta:creation-date>
    <dc:date>2017-07-08T20:41:08.990314378</dc:date>
    <meta:editing-duration>PT6M50S</meta:editing-duration>
    <meta:editing-cycles>2</meta:editing-cycles>
    <meta:generator>LibreOffice/5.1.4.2$Linux_X86_64 LibreOffice_project/10m0$Build-2</meta:generator>
    <meta:document-statistic meta:object-count="111"/>
  </office:meta>
</office:document-meta>
</file>